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Courier 10 Pitch" fo:language="es" fo:country="ES" style:text-underline-style="solid" style:text-underline-width="auto" style:text-underline-color="font-color" fo:font-weight="bold" officeooo:rsid="00118566" officeooo:paragraph-rsid="00118566" style:font-weight-asian="bold" style:font-weight-complex="bold"/>
    </style:style>
    <style:style style:name="P2" style:family="paragraph" style:parent-style-name="Standard">
      <style:paragraph-properties fo:line-height="150%" fo:text-align="justify" style:justify-single-word="false"/>
      <style:text-properties style:font-name="Courier 10 Pitch" fo:language="es" fo:country="ES" style:text-underline-style="none" fo:font-weight="normal" officeooo:rsid="00118566" officeooo:paragraph-rsid="00118566" style:font-weight-asian="normal" style:font-weight-complex="normal"/>
    </style:style>
    <style:style style:name="P3" style:family="paragraph" style:parent-style-name="Standard">
      <style:paragraph-properties fo:line-height="150%" fo:text-align="justify" style:justify-single-word="false"/>
      <style:text-properties style:font-name="Courier 10 Pitch" fo:language="es" fo:country="ES" style:text-underline-style="none" fo:font-weight="normal" officeooo:rsid="00118566" officeooo:paragraph-rsid="00222467" style:font-weight-asian="normal" style:font-weight-complex="normal"/>
    </style:style>
    <style:style style:name="P4" style:family="paragraph" style:parent-style-name="Standard">
      <style:paragraph-properties fo:line-height="150%" fo:text-align="justify" style:justify-single-word="false"/>
      <style:text-properties style:font-name="Courier 10 Pitch" fo:language="es" fo:country="ES" style:text-underline-style="none" fo:font-weight="normal" officeooo:rsid="0011e3de" officeooo:paragraph-rsid="0011e3de" style:font-weight-asian="normal" style:font-weight-complex="normal"/>
    </style:style>
    <style:style style:name="P5" style:family="paragraph" style:parent-style-name="Standard">
      <style:paragraph-properties fo:line-height="150%" fo:text-align="justify" style:justify-single-word="false"/>
      <style:text-properties style:font-name="Courier 10 Pitch" fo:language="es" fo:country="ES" style:text-underline-style="none" fo:font-weight="normal" officeooo:rsid="0011e3de" officeooo:paragraph-rsid="004b638b" style:font-weight-asian="normal" style:font-weight-complex="normal"/>
    </style:style>
    <style:style style:name="P6" style:family="paragraph" style:parent-style-name="Standard">
      <style:paragraph-properties fo:line-height="150%" fo:text-align="justify" style:justify-single-word="false"/>
      <style:text-properties style:font-name="Courier 10 Pitch" fo:language="es" fo:country="ES" style:text-underline-style="none" fo:font-weight="normal" officeooo:rsid="00149786" officeooo:paragraph-rsid="0011e3de" style:font-weight-asian="normal" style:font-weight-complex="normal"/>
    </style:style>
    <style:style style:name="P7" style:family="paragraph" style:parent-style-name="Standard">
      <style:paragraph-properties fo:line-height="150%" fo:text-align="justify" style:justify-single-word="false"/>
      <style:text-properties style:font-name="Courier 10 Pitch" fo:language="es" fo:country="ES" style:text-underline-style="none" fo:font-weight="normal" officeooo:rsid="0019792b" officeooo:paragraph-rsid="0011e3de" style:font-weight-asian="normal" style:font-weight-complex="normal"/>
    </style:style>
    <style:style style:name="P8" style:family="paragraph" style:parent-style-name="Standard">
      <style:paragraph-properties fo:line-height="150%" fo:text-align="justify" style:justify-single-word="false"/>
      <style:text-properties style:font-name="Courier 10 Pitch" fo:language="es" fo:country="ES" style:text-underline-style="none" fo:font-weight="normal" officeooo:rsid="001db86c" officeooo:paragraph-rsid="0011e3de" style:font-weight-asian="normal" style:font-weight-complex="normal"/>
    </style:style>
    <style:style style:name="P9" style:family="paragraph" style:parent-style-name="Standard">
      <style:paragraph-properties fo:line-height="150%" fo:text-align="justify" style:justify-single-word="false"/>
      <style:text-properties style:font-name="Courier 10 Pitch" fo:language="es" fo:country="ES" style:text-underline-style="none" fo:font-weight="normal" officeooo:rsid="0036efe9" officeooo:paragraph-rsid="0036efe9" style:font-weight-asian="normal" style:font-weight-complex="normal"/>
    </style:style>
    <style:style style:name="P10" style:family="paragraph" style:parent-style-name="Standard">
      <style:paragraph-properties fo:line-height="150%" fo:text-align="justify" style:justify-single-word="false"/>
      <style:text-properties style:font-name="Courier 10 Pitch" fo:language="es" fo:country="ES" style:text-underline-style="none" fo:font-weight="normal" officeooo:rsid="003e0f0b" officeooo:paragraph-rsid="003e0f0b" style:font-weight-asian="normal" style:font-weight-complex="normal"/>
    </style:style>
    <style:style style:name="P11" style:family="paragraph" style:parent-style-name="Standard">
      <style:paragraph-properties fo:line-height="150%" fo:text-align="justify" style:justify-single-word="false"/>
      <style:text-properties style:font-name="Courier 10 Pitch" fo:language="es" fo:country="ES" style:text-underline-style="none" fo:font-weight="normal" officeooo:rsid="00308c2c" officeooo:paragraph-rsid="0011e3de" style:font-weight-asian="normal" style:font-weight-complex="normal"/>
    </style:style>
    <style:style style:name="P12" style:family="paragraph" style:parent-style-name="Standard">
      <style:paragraph-properties fo:line-height="150%" fo:text-align="justify" style:justify-single-word="false"/>
      <style:text-properties style:font-name="Courier 10 Pitch" fo:language="es" fo:country="ES" style:text-underline-style="none" fo:font-weight="normal" officeooo:rsid="004b638b" officeooo:paragraph-rsid="004b638b" style:font-weight-asian="normal" style:font-weight-complex="normal"/>
    </style:style>
    <style:style style:name="P13" style:family="paragraph" style:parent-style-name="Standard">
      <style:paragraph-properties fo:line-height="150%" fo:text-align="justify" style:justify-single-word="false"/>
      <style:text-properties style:font-name="Courier 10 Pitch" fo:language="es" fo:country="ES" style:text-underline-style="none" fo:font-weight="normal" officeooo:rsid="004b638b" officeooo:paragraph-rsid="004b7ade" style:font-weight-asian="normal" style:font-weight-complex="normal"/>
    </style:style>
    <style:style style:name="P14" style:family="paragraph" style:parent-style-name="Standard">
      <style:paragraph-properties fo:line-height="150%" fo:text-align="justify" style:justify-single-word="false"/>
      <style:text-properties style:font-name="Courier 10 Pitch" fo:language="es" fo:country="ES" style:text-underline-style="none" fo:font-weight="normal" officeooo:rsid="0050a4a8" officeooo:paragraph-rsid="0050a4a8" style:font-weight-asian="normal" style:font-weight-complex="normal"/>
    </style:style>
    <style:style style:name="P15" style:family="paragraph" style:parent-style-name="Standard">
      <style:paragraph-properties fo:line-height="150%" fo:text-align="justify" style:justify-single-word="false"/>
      <style:text-properties style:font-name="Courier 10 Pitch" style:text-underline-style="none" fo:font-weight="normal" officeooo:rsid="0011e3de" officeooo:paragraph-rsid="0011e3de" style:font-weight-asian="normal" style:font-weight-complex="normal"/>
    </style:style>
    <style:style style:name="P16" style:family="paragraph" style:parent-style-name="Standard">
      <style:paragraph-properties fo:line-height="150%" fo:text-align="justify" style:justify-single-word="false"/>
      <style:text-properties style:font-name="Courier 10 Pitch" style:text-underline-style="none" fo:font-weight="normal" officeooo:rsid="0011e3de" officeooo:paragraph-rsid="0045d581" style:font-weight-asian="normal" style:font-weight-complex="normal"/>
    </style:style>
    <style:style style:name="P17" style:family="paragraph" style:parent-style-name="Standard">
      <style:paragraph-properties fo:line-height="150%" fo:text-align="justify" style:justify-single-word="false"/>
      <style:text-properties style:font-name="Courier 10 Pitch" fo:language="es" fo:country="ES" style:text-underline-style="none" fo:font-weight="normal" officeooo:rsid="0011e3de" officeooo:paragraph-rsid="0011e3de" style:font-weight-asian="normal" style:font-weight-complex="normal"/>
    </style:style>
    <style:style style:name="P18" style:family="paragraph" style:parent-style-name="Standard">
      <style:paragraph-properties fo:line-height="150%" fo:text-align="justify" style:justify-single-word="false"/>
      <style:text-properties style:font-name="Courier 10 Pitch" fo:language="es" fo:country="ES" style:text-underline-style="none" fo:font-weight="normal" officeooo:rsid="0011e3de" officeooo:paragraph-rsid="0064b004" style:font-weight-asian="normal" style:font-weight-complex="normal"/>
    </style:style>
    <style:style style:name="P19" style:family="paragraph" style:parent-style-name="Standard">
      <style:paragraph-properties fo:line-height="150%" fo:text-align="justify" style:justify-single-word="false"/>
      <style:text-properties style:font-name="Courier 10 Pitch" fo:language="es" fo:country="ES" style:text-underline-style="none" fo:font-weight="normal" officeooo:rsid="0011e3de" officeooo:paragraph-rsid="00679f22" style:font-weight-asian="normal" style:font-weight-complex="normal"/>
    </style:style>
    <style:style style:name="P20" style:family="paragraph" style:parent-style-name="Standard">
      <style:paragraph-properties fo:line-height="150%" fo:text-align="justify" style:justify-single-word="false"/>
      <style:text-properties style:font-name="Courier 10 Pitch" fo:language="es" fo:country="ES" style:text-underline-style="none" fo:font-weight="normal" officeooo:rsid="004b638b" officeooo:paragraph-rsid="0064b004" style:font-weight-asian="normal" style:font-weight-complex="normal"/>
    </style:style>
    <style:style style:name="P21" style:family="paragraph" style:parent-style-name="Standard">
      <style:paragraph-properties fo:line-height="150%" fo:text-align="justify" style:justify-single-word="false"/>
      <style:text-properties style:font-name="Courier 10 Pitch" fo:language="es" fo:country="ES" style:text-underline-style="none" fo:font-weight="normal" officeooo:rsid="001db86c" officeooo:paragraph-rsid="0011e3de" style:font-weight-asian="normal" style:font-weight-complex="normal"/>
    </style:style>
    <style:style style:name="P22" style:family="paragraph" style:parent-style-name="Standard">
      <style:paragraph-properties fo:line-height="150%" fo:text-align="justify" style:justify-single-word="false"/>
      <style:text-properties style:font-name="Courier 10 Pitch" fo:language="es" fo:country="ES" style:text-underline-style="none" fo:font-weight="normal" officeooo:rsid="00513172" officeooo:paragraph-rsid="00222467" style:font-weight-asian="normal" style:font-weight-complex="normal"/>
    </style:style>
    <style:style style:name="P23" style:family="paragraph" style:parent-style-name="Standard">
      <style:paragraph-properties fo:line-height="150%" fo:text-align="justify" style:justify-single-word="false"/>
      <style:text-properties style:font-name="Courier 10 Pitch" fo:language="es" fo:country="ES" style:text-underline-style="none" fo:font-weight="normal" officeooo:rsid="0036efe9" officeooo:paragraph-rsid="0036efe9" style:font-weight-asian="normal" style:font-weight-complex="normal"/>
    </style:style>
    <style:style style:name="P24" style:family="paragraph" style:parent-style-name="Standard">
      <style:paragraph-properties fo:line-height="150%" fo:text-align="justify" style:justify-single-word="false"/>
      <style:text-properties style:font-name="Courier 10 Pitch" fo:language="es" fo:country="ES" style:text-underline-style="none" fo:font-weight="normal" officeooo:rsid="003e0f0b" officeooo:paragraph-rsid="00796e13" style:font-weight-asian="normal" style:font-weight-complex="normal"/>
    </style:style>
    <style:style style:name="P25" style:family="paragraph" style:parent-style-name="Standard">
      <style:paragraph-properties fo:line-height="150%" fo:text-align="justify" style:justify-single-word="false"/>
      <style:text-properties style:font-name="Courier 10 Pitch" style:text-underline-style="none" fo:font-weight="normal" officeooo:rsid="003e0f0b" officeooo:paragraph-rsid="00550337" style:font-weight-asian="normal" style:font-weight-complex="normal"/>
    </style:style>
    <style:style style:name="P26" style:family="paragraph" style:parent-style-name="Standard">
      <style:paragraph-properties fo:line-height="150%" fo:text-align="justify" style:justify-single-word="false"/>
      <style:text-properties style:font-name="Courier 10 Pitch" style:text-underline-style="none" fo:font-weight="normal" officeooo:rsid="003e0f0b" officeooo:paragraph-rsid="00796e13" style:font-weight-asian="normal" style:font-weight-complex="normal"/>
    </style:style>
    <style:style style:name="P27" style:family="paragraph" style:parent-style-name="Standard">
      <style:paragraph-properties fo:line-height="150%" fo:text-align="justify" style:justify-single-word="false"/>
      <style:text-properties style:font-name="Courier 10 Pitch" style:text-underline-style="none" fo:font-weight="normal" officeooo:rsid="0011e3de" officeooo:paragraph-rsid="0011e3de" style:font-weight-asian="normal" style:font-weight-complex="normal"/>
    </style:style>
    <style:style style:name="P28" style:family="paragraph" style:parent-style-name="Standard">
      <style:paragraph-properties fo:line-height="150%" fo:text-align="justify" style:justify-single-word="false"/>
      <style:text-properties style:font-name="Courier 10 Pitch" style:text-underline-style="none" fo:font-weight="normal" officeooo:rsid="0011e3de" officeooo:paragraph-rsid="005600ed" style:font-weight-asian="normal" style:font-weight-complex="normal"/>
    </style:style>
    <style:style style:name="P29" style:family="paragraph" style:parent-style-name="Standard">
      <style:paragraph-properties fo:line-height="150%" fo:text-align="justify" style:justify-single-word="false"/>
      <style:text-properties style:font-name="Courier 10 Pitch" style:text-underline-style="none" fo:font-weight="normal" officeooo:rsid="0011e3de" officeooo:paragraph-rsid="005d0c7f" style:font-weight-asian="normal" style:font-weight-complex="normal"/>
    </style:style>
    <style:style style:name="P30" style:family="paragraph" style:parent-style-name="Standard">
      <style:paragraph-properties fo:line-height="150%" fo:text-align="justify" style:justify-single-word="false"/>
      <style:text-properties style:font-name="Courier 10 Pitch" style:text-underline-style="none" fo:font-weight="normal" officeooo:rsid="0011e3de" officeooo:paragraph-rsid="0045d581" style:font-weight-asian="normal" style:font-weight-complex="normal"/>
    </style:style>
    <style:style style:name="P31" style:family="paragraph" style:parent-style-name="Standard">
      <style:paragraph-properties fo:line-height="150%" fo:text-align="justify" style:justify-single-word="false"/>
      <style:text-properties style:font-name="Courier 10 Pitch" style:text-underline-style="none" fo:font-weight="normal" officeooo:rsid="0011e3de" officeooo:paragraph-rsid="00796e13" style:font-weight-asian="normal" style:font-weight-complex="normal"/>
    </style:style>
    <style:style style:name="P32" style:family="paragraph" style:parent-style-name="Standard">
      <style:paragraph-properties fo:line-height="150%" fo:text-align="justify" style:justify-single-word="false"/>
      <style:text-properties style:font-name="Courier 10 Pitch" style:text-underline-style="none" fo:font-weight="normal" officeooo:rsid="00118566" officeooo:paragraph-rsid="0011e3de" style:font-weight-asian="normal" style:font-weight-complex="normal"/>
    </style:style>
    <style:style style:name="T1" style:family="text">
      <style:text-properties fo:language="es" fo:country="ES"/>
    </style:style>
    <style:style style:name="T2" style:family="text">
      <style:text-properties fo:language="es" fo:country="ES" officeooo:rsid="0011e3de"/>
    </style:style>
    <style:style style:name="T3" style:family="text">
      <style:text-properties fo:language="es" fo:country="ES" officeooo:rsid="0013d5b8"/>
    </style:style>
    <style:style style:name="T4" style:family="text">
      <style:text-properties fo:language="es" fo:country="ES" officeooo:rsid="00149786"/>
    </style:style>
    <style:style style:name="T5" style:family="text">
      <style:text-properties fo:language="es" fo:country="ES" officeooo:rsid="0016645f"/>
    </style:style>
    <style:style style:name="T6" style:family="text">
      <style:text-properties fo:language="es" fo:country="ES" officeooo:rsid="0019792b"/>
    </style:style>
    <style:style style:name="T7" style:family="text">
      <style:text-properties fo:language="es" fo:country="ES" officeooo:rsid="001ab29e"/>
    </style:style>
    <style:style style:name="T8" style:family="text">
      <style:text-properties fo:language="es" fo:country="ES" officeooo:rsid="001c20e0"/>
    </style:style>
    <style:style style:name="T9" style:family="text">
      <style:text-properties fo:language="es" fo:country="ES" officeooo:rsid="001db86c"/>
    </style:style>
    <style:style style:name="T10" style:family="text">
      <style:text-properties fo:language="es" fo:country="ES" officeooo:rsid="001eb1df"/>
    </style:style>
    <style:style style:name="T11" style:family="text">
      <style:text-properties fo:language="es" fo:country="ES" officeooo:rsid="0020e801"/>
    </style:style>
    <style:style style:name="T12" style:family="text">
      <style:text-properties fo:language="es" fo:country="ES" officeooo:rsid="00250ef0"/>
    </style:style>
    <style:style style:name="T13" style:family="text">
      <style:text-properties fo:language="es" fo:country="ES" officeooo:rsid="002663b5"/>
    </style:style>
    <style:style style:name="T14" style:family="text">
      <style:text-properties fo:language="es" fo:country="ES" officeooo:rsid="00271b4d"/>
    </style:style>
    <style:style style:name="T15" style:family="text">
      <style:text-properties fo:language="es" fo:country="ES" officeooo:rsid="0028c805"/>
    </style:style>
    <style:style style:name="T16" style:family="text">
      <style:text-properties fo:language="es" fo:country="ES" officeooo:rsid="00293b13"/>
    </style:style>
    <style:style style:name="T17" style:family="text">
      <style:text-properties fo:language="es" fo:country="ES" officeooo:rsid="002dd6e6"/>
    </style:style>
    <style:style style:name="T18" style:family="text">
      <style:text-properties fo:language="es" fo:country="ES" officeooo:rsid="002f1a31"/>
    </style:style>
    <style:style style:name="T19" style:family="text">
      <style:text-properties fo:language="es" fo:country="ES" officeooo:rsid="00308c2c"/>
    </style:style>
    <style:style style:name="T20" style:family="text">
      <style:text-properties fo:language="es" fo:country="ES" officeooo:rsid="0039b00d"/>
    </style:style>
    <style:style style:name="T21" style:family="text">
      <style:text-properties fo:language="es" fo:country="ES" officeooo:rsid="0039e152"/>
    </style:style>
    <style:style style:name="T22" style:family="text">
      <style:text-properties fo:language="es" fo:country="ES" officeooo:rsid="003b62cb"/>
    </style:style>
    <style:style style:name="T23" style:family="text">
      <style:text-properties fo:language="es" fo:country="ES" officeooo:rsid="003cd3ba"/>
    </style:style>
    <style:style style:name="T24" style:family="text">
      <style:text-properties fo:language="es" fo:country="ES" officeooo:rsid="003e0f0b"/>
    </style:style>
    <style:style style:name="T25" style:family="text">
      <style:text-properties fo:language="es" fo:country="ES" officeooo:rsid="0040d3ad"/>
    </style:style>
    <style:style style:name="T26" style:family="text">
      <style:text-properties fo:language="es" fo:country="ES" officeooo:rsid="00416a33"/>
    </style:style>
    <style:style style:name="T27" style:family="text">
      <style:text-properties fo:language="es" fo:country="ES" officeooo:rsid="0041857a"/>
    </style:style>
    <style:style style:name="T28" style:family="text">
      <style:text-properties fo:language="es" fo:country="ES" officeooo:rsid="00431593"/>
    </style:style>
    <style:style style:name="T29" style:family="text">
      <style:text-properties fo:language="es" fo:country="ES" officeooo:rsid="004412ce"/>
    </style:style>
    <style:style style:name="T30" style:family="text">
      <style:text-properties fo:language="es" fo:country="ES" officeooo:rsid="0045b4f9"/>
    </style:style>
    <style:style style:name="T31" style:family="text">
      <style:text-properties fo:language="es" fo:country="ES" officeooo:rsid="00482aa1"/>
    </style:style>
    <style:style style:name="T32" style:family="text">
      <style:text-properties fo:language="es" fo:country="ES" officeooo:rsid="004925d9"/>
    </style:style>
    <style:style style:name="T33" style:family="text">
      <style:text-properties fo:language="es" fo:country="ES" officeooo:rsid="004ac12d"/>
    </style:style>
    <style:style style:name="T34" style:family="text">
      <style:text-properties fo:language="es" fo:country="ES" officeooo:rsid="00550337"/>
    </style:style>
    <style:style style:name="T35" style:family="text">
      <style:text-properties fo:language="es" fo:country="ES" officeooo:rsid="005600ed"/>
    </style:style>
    <style:style style:name="T36" style:family="text">
      <style:text-properties fo:language="es" fo:country="ES" officeooo:rsid="005d0c7f"/>
    </style:style>
    <style:style style:name="T37" style:family="text">
      <style:text-properties fo:language="es" fo:country="ES" officeooo:rsid="005f1304"/>
    </style:style>
    <style:style style:name="T38" style:family="text">
      <style:text-properties fo:language="es" fo:country="ES" officeooo:rsid="0062007a"/>
    </style:style>
    <style:style style:name="T39" style:family="text">
      <style:text-properties fo:language="es" fo:country="ES" officeooo:rsid="00631ccd"/>
    </style:style>
    <style:style style:name="T40" style:family="text">
      <style:text-properties fo:language="es" fo:country="ES" officeooo:rsid="006fbd02"/>
    </style:style>
    <style:style style:name="T41" style:family="text">
      <style:text-properties fo:language="es" fo:country="ES" officeooo:rsid="0070bfb6"/>
    </style:style>
    <style:style style:name="T42" style:family="text">
      <style:text-properties fo:language="es" fo:country="ES" officeooo:rsid="00710294"/>
    </style:style>
    <style:style style:name="T43" style:family="text">
      <style:text-properties fo:language="es" fo:country="ES" officeooo:rsid="0072c4fd"/>
    </style:style>
    <style:style style:name="T44" style:family="text">
      <style:text-properties fo:language="es" fo:country="ES" officeooo:rsid="00747398"/>
    </style:style>
    <style:style style:name="T45" style:family="text">
      <style:text-properties fo:language="es" fo:country="ES" officeooo:rsid="00760aa5"/>
    </style:style>
    <style:style style:name="T46" style:family="text">
      <style:text-properties fo:language="es" fo:country="ES" officeooo:rsid="00796e13"/>
    </style:style>
    <style:style style:name="T47" style:family="text">
      <style:text-properties fo:language="es" fo:country="ES" officeooo:rsid="007c563d"/>
    </style:style>
    <style:style style:name="T48" style:family="text">
      <style:text-properties fo:language="es" fo:country="ES" officeooo:rsid="007e3e27"/>
    </style:style>
    <style:style style:name="T49" style:family="text">
      <style:text-properties officeooo:rsid="0011e3de"/>
    </style:style>
    <style:style style:name="T50" style:family="text">
      <style:text-properties officeooo:rsid="001370eb"/>
    </style:style>
    <style:style style:name="T51" style:family="text">
      <style:text-properties officeooo:rsid="00310ef1"/>
    </style:style>
    <style:style style:name="T52" style:family="text">
      <style:text-properties officeooo:rsid="0035b302"/>
    </style:style>
    <style:style style:name="T53" style:family="text">
      <style:text-properties officeooo:rsid="003875db"/>
    </style:style>
    <style:style style:name="T54" style:family="text">
      <style:text-properties officeooo:rsid="004b638b"/>
    </style:style>
    <style:style style:name="T55" style:family="text">
      <style:text-properties officeooo:rsid="00514425"/>
    </style:style>
    <style:style style:name="T56" style:family="text">
      <style:text-properties officeooo:rsid="0052a627"/>
    </style:style>
    <style:style style:name="T57" style:family="text">
      <style:text-properties officeooo:rsid="0054ad0c"/>
    </style:style>
    <style:style style:name="T58" style:family="text">
      <style:text-properties officeooo:rsid="005fa07d"/>
    </style:style>
    <style:style style:name="T59" style:family="text">
      <style:text-properties officeooo:rsid="005fa325"/>
    </style:style>
    <style:style style:name="T60" style:family="text">
      <style:text-properties officeooo:rsid="003cd3ba"/>
    </style:style>
    <style:style style:name="T61" style:family="text">
      <style:text-properties officeooo:rsid="007ac2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p>
      <text:p text:style-name="P14">title = "Seguridad en dispositivos móviles"</text:p>
      <text:p text:style-name="P14">description = "Descubre las amenazas que acechan a estos dispositivos que llevamos en nuestros bolsillos"</text:p>
      <text:p text:style-name="P14">tags = ["<text:span text:style-name="T58">seguridad</text:span>", "móviles"]</text:p>
      <text:p text:style-name="P14">image = ""</text:p>
      <text:p text:style-name="P14">mainclass = "art<text:span text:style-name="T61">í</text:span>culos"</text:p>
      <text:p text:style-name="P14">author = "marti"</text:p>
      <text:p text:style-name="P14">date = ""</text:p>
      <text:p text:style-name="P14">+++</text:p>
      <text:p text:style-name="P1"/>
      <text:p text:style-name="P2"><text:tab/>Siguiendo la misma linea del artículo anterior, <text:span text:style-name="T59">voy</text:span> a seguir presentando <text:span text:style-name="T49">píldoras</text:span> sobre seguridad informática. <text:span text:style-name="T50">En este caso, voy a hablar sobre la seguridad en dispositivos móviles.</text:span></text:p>
      <text:p text:style-name="P2"/>
      <text:p text:style-name="P2"/>
      <text:p text:style-name="P2"><text:tab/><text:span text:style-name="T52"># Apollo en nuestro bolsillo </text:span></text:p>
      <text:p text:style-name="P2"/>
      <text:p text:style-name="P2"><text:tab/>Actualmente cada uno de nosotros lleva en el bolsillo un pequeño ordenador personal. Como curiosidad, el primer <text:span text:style-name="T49">cohete</text:span> que se <text:span text:style-name="T49">lanzó en una expedición a la luna, la CPU que llevaba para controlarlo, tenía menor potencia que la mayoría de terminales móviles que poseemos hoy en día. </text:span></text:p>
      <text:p text:style-name="P2"><text:tab/></text:p>
      <text:p text:style-name="P2"/>
      <text:p text:style-name="P9"><text:tab/># Rastreo masivo </text:p>
      <text:p text:style-name="P9"/>
      <text:p text:style-name="P32"><text:span text:style-name="T1"><text:tab/></text:span><text:span text:style-name="T12">Para que nos pod</text:span><text:span text:style-name="T25">a</text:span><text:span text:style-name="T12">mos comunicar </text:span><text:span text:style-name="T39">mediante</text:span><text:span text:style-name="T38"> </text:span><text:span text:style-name="T12">nuestros terminales, hay distribuida por nuestro entorno una </text:span><text:span text:style-name="T2">red de telefonía móvil. </text:span><text:span text:style-name="T13">Esta</text:span><text:span text:style-name="T2"> es una gran fuente para la vigilancia masiva. </text:span><text:span text:style-name="T13">A</text:span><text:span text:style-name="T2">unque no estemos utilizando el terminal, </text:span><text:span text:style-name="T40">este </text:span><text:span text:style-name="T2">va captando la señal de las diferentes antenas distribuidas por nuestro alrededor. Estas, </text:span><text:span text:style-name="T6">a su vez,</text:span><text:span text:style-name="T2"> guardan un historial de los dispositivos que se han conectado </text:span><text:soft-page-break/><text:span text:style-name="T2">a ella</text:span><text:span text:style-name="T6">s</text:span><text:span text:style-name="T2">. Por lo tanto, es posible hacer un seguimiento del recorrido que ha seguido </text:span><text:span text:style-name="T28">una persona</text:span><text:span text:style-name="T2"> de forma muy precisa.</text:span></text:p>
      <text:p text:style-name="P5"><text:s/><text:span text:style-name="T54">&lt;figure&gt;</text:span></text:p>
      <text:p text:style-name="P12"><text:s text:c="4"/>&lt;amp-img</text:p>
      <text:p text:style-name="P12"><text:s text:c="8"/>on="tap:lightbox1"</text:p>
      <text:p text:style-name="P12"><text:s text:c="8"/>role="button"</text:p>
      <text:p text:style-name="P12"><text:s text:c="8"/>tabindex="0"</text:p>
      <text:p text:style-name="P12"><text:s text:c="8"/>layout="responsive"</text:p>
      <text:p text:style-name="P12"><text:s text:c="8"/>src="/img/security_cam.jpg"</text:p>
      <text:p text:style-name="P12"><text:s text:c="8"/>sizes="(min-width: 800px) 800px, 100vw"</text:p>
      <text:p text:style-name="P12"><text:s text:c="8"/>width="800"</text:p>
      <text:p text:style-name="P12"><text:s text:c="8"/>height="608"&gt;</text:p>
      <text:p text:style-name="P12"><text:s text:c="4"/>&lt;/amp-img&gt;</text:p>
      <text:p text:style-name="P13"><text:s text:c="4"/>&lt;figcaption&gt;Imagen de stocksnap.io (cc)&lt;/figcaption&gt;</text:p>
      <text:p text:style-name="P12">&lt;/figure&gt;</text:p>
      <text:p text:style-name="P4"/>
      <text:p text:style-name="P4"/>
      <text:p text:style-name="P4"><text:tab/><text:span text:style-name="T53"># Legislación</text:span></text:p>
      <text:p text:style-name="P4"/>
      <text:p text:style-name="P15"><text:span text:style-name="T1"><text:tab/></text:span><text:span text:style-name="T3">A</text:span><text:span text:style-name="T41">demás</text:span><text:span text:style-name="T3">, las operador</text:span><text:span text:style-name="T11">a</text:span><text:span text:style-name="T3">s, </text:span><text:span text:style-name="T11">por ley, </text:span><text:span text:style-name="T3">tienen la obligación de almacenar todos los datos asociados a las comunicaciones que sus infraestructuras reciban o emitan, durante un año y medio. Estos datos, </text:span><text:span text:style-name="T4">van desde el identificador del móvil (IMEI), identificador de la tarjeta SIM (IMSI), remitente y destinatario de las llamadas </text:span><text:span text:style-name="T29">hasta</text:span><text:span text:style-name="T4"> la duración de esta, el sitio y hora en que se han realizado. Aunque no puedan tener acceso al contenido de las llamadas, </text:span><text:span text:style-name="T14">a partir de todos datos </text:span><text:span text:style-name="T42">recolectados</text:span><text:span text:style-name="T14">, sí que se</text:span><text:span text:style-name="T4"> puede generar un perfil muy preciso sobre las personas implicad</text:span><text:span text:style-name="T15">as</text:span><text:span text:style-name="T4"> en estas comunicaciones.</text:span></text:p>
      <text:p text:style-name="P15"><text:span text:style-name="T4"/></text:p>
      <text:p text:style-name="P31"><text:span text:style-name="T4"><text:tab/></text:span><text:span text:style-name="T24">Esta situación viene dada desde 2004 donde Bruselas dictaminó </text:span></text:p>
      <text:p text:style-name="P26"><text:span text:style-name="T9">u</text:span><text:span text:style-name="T1">na “directiva europea“</text:span><text:span text:style-name="T34"> (</text:span><text:a xlink:type="simple" xlink:href="https://quematumovil.pimienta.org/la_retencion_de_datos.html" text:style-name="Internet_20_link" text:visited-style-name="Visited_20_Internet_20_Link">https://quematumovil.pimienta.org/la_retencion_de_datos.html</text:a><text:span text:style-name="T34">)</text:span><text:span text:style-name="T1"> que recomendaba que las operadoras recolectaran toda esta información. </text:span><text:soft-page-break/><text:span text:style-name="T1">En 2014, el Tribunal de la UE invalida esta directiva por vulnerar los derechos humanos </text:span><text:span text:style-name="T47">y la privacidad </text:span><text:span text:style-name="T48">de los usuarios de la red de telefonía</text:span><text:span text:style-name="T1">. Al cabo de un año el Comité Europeo vuelve a plantear la propuesta por si realmente se vulneran los derechos humanos. Y en 2016, </text:span><text:span text:style-name="T26">el</text:span><text:span text:style-name="T1"> Tribunal Europeo “</text:span><text:span text:style-name="T34">s</text:span><text:span text:style-name="T1">e reafirma” </text:span><text:span text:style-name="T34">(</text:span><text:a xlink:type="simple" xlink:href="https://edri.org/european-court-confirms-strict-safeguards-essential-data-retention/" text:style-name="Internet_20_link" text:visited-style-name="Visited_20_Internet_20_Link">https://edri.org/european-court-confirms-strict-safeguards-essential-data-retention/</text:a><text:span text:style-name="T34">)</text:span><text:span text:style-name="T1">.</text:span></text:p>
      <text:p text:style-name="P24"/>
      <text:p text:style-name="P26"><text:span text:style-name="T4"><text:tab/>A pesar de haber pasado un año, las operadoras </text:span><text:span text:style-name="T27">continúan</text:span><text:span text:style-name="T4"> recabando esta información a pesar de estar vulnerando la privacidad de los usuarios.</text:span></text:p>
      <text:p text:style-name="P6"/>
      <text:p text:style-name="P28"><text:span text:style-name="T4"><text:tab/></text:span><text:span text:style-name="T5">Para poner en evidencia estos hechos, diversas personalidades involucradas en la política </text:span><text:span text:style-name="T24">(Spitz y Ockenden, eurodiputado y diputado suizo respectivamente)</text:span><text:span text:style-name="T5">, solicitaron a sus respectivas operadoras estos metadatos. Los </text:span><text:span text:style-name="T18">subieron</text:span><text:span text:style-name="T6"> a una “web” </text:span><text:span text:style-name="T35">(</text:span><text:a xlink:type="simple" xlink:href="http://www.zeit.de/datenschutz/malte-spitz-data-retention" text:style-name="Internet_20_link" text:visited-style-name="Visited_20_Internet_20_Link">http://www.zeit.de/datenschutz/malte-spitz-data-retention</text:a><text:span text:style-name="T35">) (</text:span><text:a xlink:type="simple" xlink:href="https://www.digitale-gesellschaft.ch/dr.html" text:style-name="Internet_20_link" text:visited-style-name="Visited_20_Internet_20_Link">https://www.digitale-gesellschaft.ch/dr.html</text:a><text:span text:style-name="T35">)</text:span><text:span text:style-name="T6"> donde se podía trazar sus movimientos, posicionando a la persona respecto a las diferentes antenas de las cuales captaba señal su terminal móvil. De esta forma, se podía ubicar a </text:span><text:span text:style-name="T16">en todo momento</text:span><text:span text:style-name="T6"> a la persona de forma muy precisa.</text:span></text:p>
      <text:p text:style-name="P7"/>
      <text:p text:style-name="P15"><text:span text:style-name="T6"><text:tab/></text:span><text:span text:style-name="T7">En algún caso, los propios periodistas hicieron la labor de ir documentando donde se encontraba en cada momento y qué actividad podía estar realizando en ese momento en el sitio donde se encontraba. Y en la gran mayoría de casos eran correctas </text:span><text:span text:style-name="T43">sus</text:span><text:span text:style-name="T7"> <text:s/>sospe</text:span><text:span text:style-name="T43">chas</text:span><text:span text:style-name="T7">. Llegó a tal punto,</text:span><text:span text:style-name="T30">que tuvieron </text:span><text:span text:style-name="T7">que eliminar </text:span><text:span text:style-name="T44">la web </text:span><text:span text:style-name="T7">ya que los aciertos eran demasiado elevados. Y por cuestiones de seguridad, prefi</text:span><text:span text:style-name="T44">rieron</text:span><text:span text:style-name="T7"> mantener en secreto </text:span><text:span text:style-name="T44">la</text:span><text:span text:style-name="T7"> ubicación actual </text:span><text:span text:style-name="T44">de dichos políticos</text:span><text:span text:style-name="T7">. </text:span></text:p>
      <text:p text:style-name="P15"><text:span text:style-name="T35"/></text:p>
      <text:p text:style-name="P18"><text:tab/><text:span text:style-name="T55">Todos, en nuestro móvil tenemos instalada una *app* llamada Google Maps, que sobretodo en los dispositivo con Android, viene </text:span><text:soft-page-break/><text:span text:style-name="T55">pre-instalada. Esta aplicación nos rastrea las 24 horas del día los 7 días de la semana. Y al cabo de un período de tiempo podemos obtener resultados como este de la imagen:</text:span></text:p>
      <text:p text:style-name="P18"/>
      <text:p text:style-name="P18"><text:s/><text:span text:style-name="T54">&lt;figure&gt;</text:span></text:p>
      <text:p text:style-name="P20"><text:s text:c="4"/>&lt;amp-img</text:p>
      <text:p text:style-name="P20"><text:s text:c="8"/>on="tap:lightbox1"</text:p>
      <text:p text:style-name="P20"><text:s text:c="8"/>role="button"</text:p>
      <text:p text:style-name="P20"><text:s text:c="8"/>tabindex="0"</text:p>
      <text:p text:style-name="P20"><text:s text:c="8"/>layout="responsive"</text:p>
      <text:p text:style-name="P20"><text:s text:c="8"/>src="/img/<text:span text:style-name="T55">maps</text:span>.jpg"</text:p>
      <text:p text:style-name="P20"><text:s text:c="8"/>sizes="(min-width: 800px) 800px, 100vw"</text:p>
      <text:p text:style-name="P20"><text:s text:c="8"/>width="800"</text:p>
      <text:p text:style-name="P20"><text:s text:c="8"/>height="608"&gt;</text:p>
      <text:p text:style-name="P20"><text:s text:c="4"/>&lt;/amp-img&gt;</text:p>
      <text:p text:style-name="P20"><text:s text:c="4"/>&lt;figcaption&gt;Imagen de <text:span text:style-name="T56">junkee.com</text:span> (cc)&lt;/figcaption&gt;</text:p>
      <text:p text:style-name="P20">&lt;/figure&gt;</text:p>
      <text:p text:style-name="P18"/>
      <text:p text:style-name="P18"><text:tab/><text:span text:style-name="T57">Aunque por defecto viene activada esta opción. Tenemos la posibilidad de que deje de rastrear nuestra ubicación y subirla a los servidores de Google.</text:span></text:p>
      <text:p text:style-name="P18"><text:tab/></text:p>
      <text:p text:style-name="P15"><text:span text:style-name="T7"><text:tab/></text:span><text:span text:style-name="T8">Actualmente, en España, la legislación vigente crea una situación un poco insólita. </text:span><text:span text:style-name="T9">El Ministerio de Interior puede </text:span><text:span text:style-name="T10">hacer escuchas de</text:span><text:span text:style-name="T9"> un teléfono sin tener ningún tipo de orden judicial. Tiene un límite de 24 horas para comunicarlo al juez pertinente </text:span><text:span text:style-name="T45">una vez ha empezado las actividades </text:span><text:span text:style-name="T46">de investigación</text:span><text:span text:style-name="T9">. Y a su vez, este tiene 48 horas para validar o revocar la actuación policial. Por lo tanto, esta puede estar 72 horas escuchando de forma “legal” unas conversaciones, las cuales le pueden permitir obtener pruebas para poder presentar un siguiente informe más con</text:span><text:span text:style-name="T17">s</text:span><text:span text:style-name="T9">istente al juez, en el caso de que este revoque el anterior por falta de pruebas. </text:span><text:span text:style-name="T23">Y así, al final, poder abrir un caso, con pruebas conseguidas sin tener abierta ninguna orden judicial como tal.</text:span></text:p>
      <text:p text:style-name="P8"><text:soft-page-break/></text:p>
      <text:p text:style-name="P19"><text:span text:style-name="T60"><text:tab/>A parte los principales cuerpos policiales de nuestro país hace uso de una herramienta de grabación de llamadas denominada “**SITEL**”(https://es.wikipedia.org/wiki/SITEL) donde se aprovecha diversas vulnerabilidades de los dispositivos móviles para poder obtener datos de estos. </text:span></text:p>
      <text:p text:style-name="P19"/>
      <text:p text:style-name="P19"/>
      <text:p text:style-name="P15"><text:span text:style-name="T9"><text:tab/></text:span><text:span text:style-name="T22"># Recomendaciones</text:span></text:p>
      <text:p text:style-name="P8"><text:tab/></text:p>
      <text:p text:style-name="P15"><text:span text:style-name="T9"><text:tab/></text:span><text:span text:style-name="T19">Como vemos, podemos ser rastreados de muchas maneras y con mucha facilidad, por eso, para terminar el artículo, os dejo unos cuantos consejos que podéis implementar:</text:span></text:p>
      <text:p text:style-name="P11"><text:tab/>- <text:tab/>Tapar las cámaras de vuestros dispositivos</text:p>
      <text:p text:style-name="P15"><text:span text:style-name="T19"><text:tab/>- <text:tab/>No instalar ap</text:span><text:span text:style-name="T33">licaciones</text:span><text:span text:style-name="T19"> que nos soliciten más permisos de los imprescindibles</text:span></text:p>
      <text:p text:style-name="P15"><text:span text:style-name="T19"><text:tab/>- <text:tab/>Utilizar el modo avión </text:span><text:span text:style-name="T32">en caso de que no queramos que las antenas nos ubiquen</text:span></text:p>
      <text:p text:style-name="P11"><text:tab/>- <text:tab/>Desactivar el *tracking* de Google Maps</text:p>
      <text:p text:style-name="P15"><text:span text:style-name="T19"><text:tab/>-</text:span><text:span text:style-name="T20"> <text:tab/>No utilizar dispositivos que </text:span><text:span text:style-name="T27">rastreen</text:span><text:span text:style-name="T20"> la actividad física</text:span></text:p>
      <text:p text:style-name="P15"><text:span text:style-name="T20"><text:tab/>-</text:span><text:span text:style-name="T21"> <text:tab/>Desactivar la ubicación en tu terminal móvil</text:span></text:p>
      <text:p text:style-name="P29"><text:span text:style-name="T21"><text:tab/>- <text:tab/></text:span><text:span text:style-name="T36">Instalar todas </text:span><text:span text:style-name="T22">las actualizaciones que tengamos para nuestro dispositivo ya que muchas de ellas son de seguridad que solventan brechas de seguridad.</text:span></text:p>
      <text:p text:style-name="P16"><text:span text:style-name="T20"><text:tab/>- <text:tab/></text:span><text:span text:style-name="T31">No conectarnos en redes wifi públicas </text:span><text:span text:style-name="T37">siempre que sea posible</text:span></text:p>
      <text:p text:style-name="P16"><text:span text:style-name="T31"/></text:p>
      <text:p text:style-name="P4"/>
      <text:p text:style-name="P3"><text:tab/><text:span text:style-name="T51">&gt;Tenemos miedo que nos implanten un chip debajo la piel pero no tenemos problema en llevar un móvil en el bolsillo o un *smartwatch* en la muñeca</text:span></text:p>
      <text:p text:style-name="P3"/>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18:18:51.332133802</meta:creation-date>
    <dc:date>2017-04-08T17:27:20.134229949</dc:date>
    <meta:editing-duration>PT2H42M24S</meta:editing-duration>
    <meta:editing-cycles>95</meta:editing-cycles>
    <meta:generator>LibreOffice/5.2.2.2$Linux_X86_64 LibreOffice_project/20m0$Build-2</meta:generator>
    <meta:document-statistic meta:table-count="0" meta:image-count="0" meta:object-count="0" meta:page-count="5" meta:paragraph-count="65" meta:word-count="971" meta:character-count="6681" meta:non-whitespace-character-count="5574"/>
  </office:meta>
</office:document-meta>
</file>